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11.43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3.4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5cm" fo:min-width="1.406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1.909cm" fo:min-width="11.4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2.286cm" svg:x="1.762cm" svg:y="1.635cm">
          <text:p text:style-name="P1">ITenantSourc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477cm" svg:y1="4.175cm" svg:x2="7.477cm" svg:y2="7.985cm">
          <text:p/>
        </draw:line>
        <draw:custom-shape draw:style-name="gr1" draw:text-style-name="P2" draw:layer="layout" svg:width="11.938cm" svg:height="2.286cm" svg:x="1.635cm" svg:y="8.239cm">
          <text:p text:style-name="P2">ITenantHook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18cm" svg:height="1.397cm" svg:x="15.936cm" svg:y="3.774cm">
          <draw:text-box>
            <text:p text:style-name="P2">TenancyDb</text:p>
          </draw:text-box>
        </draw:frame>
        <draw:line draw:style-name="gr4" draw:text-style-name="P3" draw:layer="layout" svg:x1="7.477cm" svg:y1="10.779cm" svg:x2="7.477cm" svg:y2="14.462cm">
          <text:p/>
        </draw:line>
        <draw:frame draw:style-name="gr5" draw:text-style-name="P5" draw:layer="layout" svg:width="10.795cm" svg:height="1.524cm" svg:x="7.731cm" svg:y="11.922cm">
          <draw:text-box>
            <text:p text:style-name="P2">Tenant object (may be default)</text:p>
          </draw:text-box>
        </draw:frame>
        <draw:custom-shape draw:style-name="gr1" draw:text-style-name="P2" draw:layer="layout" svg:width="11.938cm" svg:height="2.286cm" svg:x="1.508cm" svg:y="14.843cm">
          <text:p text:style-name="P2">ApplicationContex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113cm" svg:y1="9.509cm" svg:x2="13.954cm" svg:y2="9.509cm">
          <text:p/>
        </draw:line>
        <draw:custom-shape draw:style-name="gr6" draw:text-style-name="P2" draw:layer="layout" svg:width="3.937cm" svg:height="2.286cm" svg:x="16.367cm" svg:y="8.239cm">
          <text:p text:style-name="P2">Identity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29cm" svg:height="1.979cm" svg:x="13.192cm" svg:y="6.969cm">
          <draw:text-box>
            <text:p>Tenant Id</text:p>
          </draw:text-box>
        </draw:frame>
        <draw:frame draw:style-name="gr7" draw:text-style-name="P4" draw:layer="layout" svg:width="9.398cm" svg:height="1.979cm" svg:x="7.858cm" svg:y="5.191cm">
          <draw:text-box>
            <text:p>Tenant object (or null/default)</text:p>
          </draw:text-box>
        </draw:frame>
        <draw:line draw:style-name="gr2" draw:text-style-name="P3" draw:layer="layout" svg:x1="16.367cm" svg:y1="2.905cm" svg:x2="14.335cm" svg:y2="2.905cm">
          <text:p/>
        </draw:line>
        <draw:custom-shape draw:style-name="gr8" draw:text-style-name="P2" draw:layer="layout" svg:width="1.905cm" svg:height="1.905cm" svg:x="17.129cm" svg:y="2.01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6" draw:layer="layout" svg:width="11.938cm" svg:height="2.159cm" svg:x="1.508cm" svg:y="17.129cm">
          <text:p text:style-name="P2">UseMySql(tenant.ConnectionString)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6.129cm" svg:height="3.683cm" svg:x="2.524cm" svg:y="21.828cm">
          <draw:text-box>
            <text:p>Note: WIP, needs to be much more fleshed out after </text:p>
            <text:p>polishing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2:10:14.606909154</meta:creation-date>
    <meta:generator>LibreOffice/6.4.4.2$Linux_X86_64 LibreOffice_project/40$Build-2</meta:generator>
    <dc:date>2020-06-05T16:48:04.936504471</dc:date>
    <meta:editing-duration>PT17M16S</meta:editing-duration>
    <meta:editing-cycles>3</meta:editing-cycles>
    <meta:document-statistic meta:object-count="15"/>
  </office:meta>
</office:document-meta>
</file>